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93.18pt" svg:height="333.89pt" svg:x="378.51pt" svg:y="148pt">
            <loext:p draw:notify-on-update-of-ranges="Sheet1.A1:Sheet1.P1 Sheet1.A4:Sheet1.P4 Sheet1.A1:Sheet1.P1 Sheet1.A5:Sheet1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0.013" calcext:value-type="float">
            <text:p>1.30E-02</text:p>
          </table:table-cell>
          <table:table-cell table:style-name="ce1" office:value-type="float" office:value="0.009" calcext:value-type="float">
            <text:p>9.00E-03</text:p>
          </table:table-cell>
          <table:table-cell table:style-name="ce1" office:value-type="float" office:value="0.011" calcext:value-type="float">
            <text:p>1.10E-02</text:p>
          </table:table-cell>
          <table:table-cell table:style-name="ce1" office:value-type="float" office:value="0.019" calcext:value-type="float">
            <text:p>1.90E-02</text:p>
          </table:table-cell>
          <table:table-cell table:style-name="ce1" office:value-type="float" office:value="0.027" calcext:value-type="float">
            <text:p>2.70E-02</text:p>
          </table:table-cell>
          <table:table-cell table:style-name="ce1" office:value-type="float" office:value="0.047" calcext:value-type="float">
            <text:p>4.70E-02</text:p>
          </table:table-cell>
          <table:table-cell table:style-name="ce1" office:value-type="float" office:value="0.089" calcext:value-type="float">
            <text:p>8.90E-02</text:p>
          </table:table-cell>
          <table:table-cell office:value-type="float" office:value="0.178" calcext:value-type="float">
            <text:p>0.178</text:p>
          </table:table-cell>
          <table:table-cell office:value-type="float" office:value="0.347" calcext:value-type="float">
            <text:p>0.347</text:p>
          </table:table-cell>
          <table:table-cell office:value-type="float" office:value="0.711" calcext:value-type="float">
            <text:p>0.711</text:p>
          </table:table-cell>
          <table:table-cell office:value-type="float" office:value="1.378" calcext:value-type="float">
            <text:p>1.378</text:p>
          </table:table-cell>
          <table:table-cell office:value-type="float" office:value="2.642" calcext:value-type="float">
            <text:p>2.642</text:p>
          </table:table-cell>
          <table:table-cell office:value-type="float" office:value="5.2" calcext:value-type="float">
            <text:p>5.2</text:p>
          </table:table-cell>
          <table:table-cell office:value-type="float" office:value="9.395" calcext:value-type="float">
            <text:p>9.395</text:p>
          </table:table-cell>
          <table:table-cell office:value-type="float" office:value="16.741" calcext:value-type="float">
            <text:p>16.741</text:p>
          </table:table-cell>
          <table:table-cell office:value-type="float" office:value="27.034" calcext:value-type="float">
            <text:p>27.034</text:p>
          </table:table-cell>
        </table:table-row>
        <table:table-row table:style-name="ro1">
          <table:table-cell table:style-name="ce1" office:value-type="float" office:value="0.014" calcext:value-type="float">
            <text:p>1.40E-02</text:p>
          </table:table-cell>
          <table:table-cell table:style-name="ce1" office:value-type="float" office:value="0.021" calcext:value-type="float">
            <text:p>2.10E-02</text:p>
          </table:table-cell>
          <table:table-cell table:style-name="ce1" office:value-type="float" office:value="0.018" calcext:value-type="float">
            <text:p>1.80E-02</text:p>
          </table:table-cell>
          <table:table-cell table:style-name="ce1" office:value-type="float" office:value="0.023" calcext:value-type="float">
            <text:p>2.30E-02</text:p>
          </table:table-cell>
          <table:table-cell table:style-name="ce1" office:value-type="float" office:value="0.037" calcext:value-type="float">
            <text:p>3.70E-02</text:p>
          </table:table-cell>
          <table:table-cell table:style-name="ce1" office:value-type="float" office:value="0.064" calcext:value-type="float">
            <text:p>6.40E-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469" calcext:value-type="float">
            <text:p>0.469</text:p>
          </table:table-cell>
          <table:table-cell office:value-type="float" office:value="0.94" calcext:value-type="float">
            <text:p>0.94</text:p>
          </table:table-cell>
          <table:table-cell office:value-type="float" office:value="1.859" calcext:value-type="float">
            <text:p>1.859</text:p>
          </table:table-cell>
          <table:table-cell office:value-type="float" office:value="3.466" calcext:value-type="float">
            <text:p>3.466</text:p>
          </table:table-cell>
          <table:table-cell office:value-type="float" office:value="6.651" calcext:value-type="float">
            <text:p>6.651</text:p>
          </table:table-cell>
          <table:table-cell office:value-type="float" office:value="11.928" calcext:value-type="float">
            <text:p>11.928</text:p>
          </table:table-cell>
          <table:table-cell office:value-type="float" office:value="19.936" calcext:value-type="float">
            <text:p>19.936</text:p>
          </table:table-cell>
          <table:table-cell office:value-type="float" office:value="31.921" calcext:value-type="float">
            <text:p>31.921</text:p>
          </table:table-cell>
        </table:table-row>
        <table:table-row table:style-name="ro1">
          <table:table-cell table:formula="of:=LOG([.A2]; 2)" office:value-type="float" office:value="-6.265344566521" calcext:value-type="float">
            <text:p>-6.265344566521</text:p>
          </table:table-cell>
          <table:table-cell table:formula="of:=LOG([.B2]; 2)" office:value-type="float" office:value="-6.79585928321978" calcext:value-type="float">
            <text:p>-6.79585928321978</text:p>
          </table:table-cell>
          <table:table-cell table:formula="of:=LOG([.C2]; 2)" office:value-type="float" office:value="-6.50635266602479" calcext:value-type="float">
            <text:p>-6.50635266602479</text:p>
          </table:table-cell>
          <table:table-cell table:formula="of:=LOG([.D2]; 2)" office:value-type="float" office:value="-5.7178567712185" calcext:value-type="float">
            <text:p>-5.7178567712185</text:p>
          </table:table-cell>
          <table:table-cell table:formula="of:=LOG([.E2]; 2)" office:value-type="float" office:value="-5.21089678249862" calcext:value-type="float">
            <text:p>-5.21089678249862</text:p>
          </table:table-cell>
          <table:table-cell table:formula="of:=LOG([.F2]; 2)" office:value-type="float" office:value="-4.41119543298445" calcext:value-type="float">
            <text:p>-4.41119543298445</text:p>
          </table:table-cell>
          <table:table-cell table:formula="of:=LOG([.G2]; 2)" office:value-type="float" office:value="-3.49005085369569" calcext:value-type="float">
            <text:p>-3.49005085369569</text:p>
          </table:table-cell>
          <table:table-cell table:formula="of:=LOG([.H2]; 2)" office:value-type="float" office:value="-2.49005085369569" calcext:value-type="float">
            <text:p>-2.49005085369569</text:p>
          </table:table-cell>
          <table:table-cell table:formula="of:=LOG([.I2]; 2)" office:value-type="float" office:value="-1.52699243208383" calcext:value-type="float">
            <text:p>-1.52699243208383</text:p>
          </table:table-cell>
          <table:table-cell table:formula="of:=LOG([.J2]; 2)" office:value-type="float" office:value="-0.492078535042672" calcext:value-type="float">
            <text:p>-0.492078535042672</text:p>
          </table:table-cell>
          <table:table-cell table:formula="of:=LOG([.K2]; 2)" office:value-type="float" office:value="0.462575888042204" calcext:value-type="float">
            <text:p>0.462575888042204</text:p>
          </table:table-cell>
          <table:table-cell table:formula="of:=LOG([.L2]; 2)" office:value-type="float" office:value="1.40163046658474" calcext:value-type="float">
            <text:p>1.40163046658474</text:p>
          </table:table-cell>
          <table:table-cell table:formula="of:=LOG([.M2]; 2)" office:value-type="float" office:value="2.37851162325373" calcext:value-type="float">
            <text:p>2.37851162325373</text:p>
          </table:table-cell>
          <table:table-cell table:formula="of:=LOG([.N2]; 2)" office:value-type="float" office:value="3.23189316164533" calcext:value-type="float">
            <text:p>3.23189316164533</text:p>
          </table:table-cell>
          <table:table-cell table:formula="of:=LOG([.O2]; 2)" office:value-type="float" office:value="4.06531380270103" calcext:value-type="float">
            <text:p>4.06531380270103</text:p>
          </table:table-cell>
          <table:table-cell table:formula="of:=LOG([.P2]; 2)" office:value-type="float" office:value="4.75670308634617" calcext:value-type="float">
            <text:p>4.75670308634617</text:p>
          </table:table-cell>
        </table:table-row>
        <table:table-row table:style-name="ro1">
          <table:table-cell table:formula="of:=LOG([.A3]; 2)" office:value-type="float" office:value="-6.15842936260448" calcext:value-type="float">
            <text:p>-6.15842936260448</text:p>
          </table:table-cell>
          <table:table-cell table:formula="of:=LOG([.B3]; 2)" office:value-type="float" office:value="-5.57346686188333" calcext:value-type="float">
            <text:p>-5.57346686188333</text:p>
          </table:table-cell>
          <table:table-cell table:formula="of:=LOG([.C3]; 2)" office:value-type="float" office:value="-5.79585928321978" calcext:value-type="float">
            <text:p>-5.79585928321978</text:p>
          </table:table-cell>
          <table:table-cell table:formula="of:=LOG([.D3]; 2)" office:value-type="float" office:value="-5.44222232860508" calcext:value-type="float">
            <text:p>-5.44222232860508</text:p>
          </table:table-cell>
          <table:table-cell table:formula="of:=LOG([.E3]; 2)" office:value-type="float" office:value="-4.75633091903314" calcext:value-type="float">
            <text:p>-4.75633091903314</text:p>
          </table:table-cell>
          <table:table-cell table:formula="of:=LOG([.F3]; 2)" office:value-type="float" office:value="-3.96578428466209" calcext:value-type="float">
            <text:p>-3.96578428466209</text:p>
          </table:table-cell>
          <table:table-cell table:formula="of:=LOG([.G3]; 2)" office:value-type="float" office:value="-3.0350469470992" calcext:value-type="float">
            <text:p>-3.0350469470992</text:p>
          </table:table-cell>
          <table:table-cell table:formula="of:=LOG([.H3]; 2)" office:value-type="float" office:value="-2.07704103576383" calcext:value-type="float">
            <text:p>-2.07704103576383</text:p>
          </table:table-cell>
          <table:table-cell table:formula="of:=LOG([.I3]; 2)" office:value-type="float" office:value="-1.09234017214671" calcext:value-type="float">
            <text:p>-1.09234017214671</text:p>
          </table:table-cell>
          <table:table-cell table:formula="of:=LOG([.J3]; 2)" office:value-type="float" office:value="-0.0892673380970872" calcext:value-type="float">
            <text:p>-0.089267338097087</text:p>
          </table:table-cell>
          <table:table-cell table:formula="of:=LOG([.K3]; 2)" office:value-type="float" office:value="0.894526770257395" calcext:value-type="float">
            <text:p>0.894526770257395</text:p>
          </table:table-cell>
          <table:table-cell table:formula="of:=LOG([.L3]; 2)" office:value-type="float" office:value="1.79327165449808" calcext:value-type="float">
            <text:p>1.79327165449808</text:p>
          </table:table-cell>
          <table:table-cell table:formula="of:=LOG([.M3]; 2)" office:value-type="float" office:value="2.73357127092638" calcext:value-type="float">
            <text:p>2.73357127092638</text:p>
          </table:table-cell>
          <table:table-cell table:formula="of:=LOG([.N3]; 2)" office:value-type="float" office:value="3.57628025762136" calcext:value-type="float">
            <text:p>3.57628025762136</text:p>
          </table:table-cell>
          <table:table-cell table:formula="of:=LOG([.O3]; 2)" office:value-type="float" office:value="4.31730406836192" calcext:value-type="float">
            <text:p>4.31730406836192</text:p>
          </table:table-cell>
          <table:table-cell table:formula="of:=LOG([.P3]; 2)" office:value-type="float" office:value="4.99643394295272" calcext:value-type="float">
            <text:p>4.99643394295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6:47:44.624259025</meta:creation-date>
    <dc:date>2017-12-16T07:02:21.851700994</dc:date>
    <meta:editing-duration>PT4M25S</meta:editing-duration>
    <meta:editing-cycles>2</meta:editing-cycles>
    <meta:generator>LibreOffice/5.3.1.2$Linux_X86_64 LibreOffice_project/3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27cm" svg:height="11.78cm" xlink:href=".." xlink:type="simple" chart:class="chart:scatter" chart:style-name="ch1">
        <chart:legend chart:legend-position="end" svg:x="18.63cm" svg:y="5.395cm" style:legend-expansion="high" chart:style-name="ch2"/>
        <chart:plot-area chart:style-name="ch3" table:cell-range-address="Sheet1.A1:Sheet1.P1 Sheet1.A4:Sheet1.P5" chart:data-source-has-labels="row" svg:x="1.377cm" svg:y="0.235cm" svg:width="16.835cm" svg:height="10.381cm">
          <chartooo:coordinate-region svg:x="1.919cm" svg:y="0.408cm" svg:width="16.106cm" svg:height="10.036cm"/>
          <chart:axis chart:dimension="x" chart:name="primary-x" chart:style-name="ch4">
            <chart:title svg:x="9.406cm" svg:y="10.851cm" chart:style-name="ch5">
              <text:p>Lg S</text:p>
            </chart:title>
          </chart:axis>
          <chart:axis chart:dimension="y" chart:name="primary-y" chart:style-name="ch4">
            <chart:title svg:x="0.451cm" svg:y="5.747cm" chart:style-name="ch6">
              <text:p>Lg t</text:p>
            </chart:title>
            <chart:grid chart:style-name="ch7" chart:class="major"/>
          </chart:axis>
          <chart:series chart:style-name="ch8" chart:values-cell-range-address="Sheet1.A4:Sheet1.P4" loext:label-string="mmap" chart:class="chart:scatter">
            <chart:domain table:cell-range-address="Sheet1.A1:Sheet1.P1"/>
            <chart:data-point chart:repeated="16"/>
          </chart:series>
          <chart:series chart:style-name="ch9" chart:values-cell-range-address="Sheet1.A5:Sheet1.P5" loext:label-string="rw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mmap</text:p>
              </table:table-cell>
              <table:table-cell office:value-type="string">
                <text:p>r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P1</svg:desc>
                </draw:g>
              </table:table-cell>
              <table:table-cell office:value-type="float" office:value="-6.265344566521">
                <text:p>-6.265344566521</text:p>
                <draw:g>
                  <svg:desc>Sheet1.A4:Sheet1.P4</svg:desc>
                </draw:g>
              </table:table-cell>
              <table:table-cell office:value-type="float" office:value="-6.15842936260448">
                <text:p>-6.15842936260448</text:p>
                <draw:g>
                  <svg:desc>Sheet1.A5:Sheet1.P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6.79585928321978">
                <text:p>-6.79585928321978</text:p>
              </table:table-cell>
              <table:table-cell office:value-type="float" office:value="-5.57346686188333">
                <text:p>-5.57346686188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6.50635266602479">
                <text:p>-6.50635266602479</text:p>
              </table:table-cell>
              <table:table-cell office:value-type="float" office:value="-5.79585928321978">
                <text:p>-5.79585928321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5.7178567712185">
                <text:p>-5.7178567712185</text:p>
              </table:table-cell>
              <table:table-cell office:value-type="float" office:value="-5.44222232860508">
                <text:p>-5.44222232860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5.21089678249862">
                <text:p>-5.21089678249862</text:p>
              </table:table-cell>
              <table:table-cell office:value-type="float" office:value="-4.75633091903314">
                <text:p>-4.7563309190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4.41119543298445">
                <text:p>-4.41119543298445</text:p>
              </table:table-cell>
              <table:table-cell office:value-type="float" office:value="-3.96578428466209">
                <text:p>-3.96578428466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-3.49005085369569">
                <text:p>-3.49005085369569</text:p>
              </table:table-cell>
              <table:table-cell office:value-type="float" office:value="-3.0350469470992">
                <text:p>-3.0350469470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2.49005085369569">
                <text:p>-2.49005085369569</text:p>
              </table:table-cell>
              <table:table-cell office:value-type="float" office:value="-2.07704103576383">
                <text:p>-2.07704103576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-1.52699243208383">
                <text:p>-1.52699243208383</text:p>
              </table:table-cell>
              <table:table-cell office:value-type="float" office:value="-1.09234017214671">
                <text:p>-1.09234017214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0.492078535042672">
                <text:p>-0.492078535042672</text:p>
              </table:table-cell>
              <table:table-cell office:value-type="float" office:value="-0.0892673380970872">
                <text:p>-0.0892673380970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462575888042204">
                <text:p>0.462575888042204</text:p>
              </table:table-cell>
              <table:table-cell office:value-type="float" office:value="0.894526770257395">
                <text:p>0.894526770257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40163046658474">
                <text:p>1.40163046658474</text:p>
              </table:table-cell>
              <table:table-cell office:value-type="float" office:value="1.79327165449808">
                <text:p>1.79327165449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.37851162325373">
                <text:p>2.37851162325373</text:p>
              </table:table-cell>
              <table:table-cell office:value-type="float" office:value="2.73357127092638">
                <text:p>2.73357127092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.23189316164533">
                <text:p>3.23189316164533</text:p>
              </table:table-cell>
              <table:table-cell office:value-type="float" office:value="3.57628025762136">
                <text:p>3.5762802576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06531380270103">
                <text:p>4.06531380270103</text:p>
              </table:table-cell>
              <table:table-cell office:value-type="float" office:value="4.31730406836192">
                <text:p>4.31730406836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75670308634617">
                <text:p>4.75670308634617</text:p>
              </table:table-cell>
              <table:table-cell office:value-type="float" office:value="4.99643394295272">
                <text:p>4.99643394295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